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bb412" officeooo:paragraph-rsid="000bb412" style:font-size-asian="8pt" style:font-size-complex="8pt"/>
    </style:style>
    <style:style style:name="P3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4" style:family="paragraph" style:parent-style-name="Preformatted_20_Text">
      <style:text-properties style:font-name="Arial" fo:font-size="8pt" officeooo:rsid="000dfd07" officeooo:paragraph-rsid="000dfd07" style:font-size-asian="8pt" style:font-size-complex="8pt"/>
    </style:style>
    <style:style style:name="P5" style:family="paragraph" style:parent-style-name="Preformatted_20_Text">
      <style:text-properties style:font-name="Arial" fo:font-size="8pt" officeooo:rsid="000ef959" officeooo:paragraph-rsid="000ef959" style:font-size-asian="8pt" style:font-size-complex="8pt"/>
    </style:style>
    <style:style style:name="P6" style:family="paragraph" style:parent-style-name="Preformatted_20_Text">
      <style:text-properties style:font-name="Arial" fo:font-size="8pt" officeooo:rsid="000fbc61" officeooo:paragraph-rsid="000fbc61" style:font-size-asian="8pt" style:font-size-complex="8pt"/>
    </style:style>
    <style:style style:name="P7" style:family="paragraph" style:parent-style-name="Preformatted_20_Text">
      <style:text-properties style:font-name="Arial" fo:font-size="8pt" officeooo:rsid="0010e96e" officeooo:paragraph-rsid="0010e96e" style:font-size-asian="8pt" style:font-size-complex="8pt"/>
    </style:style>
    <style:style style:name="P8" style:family="paragraph" style:parent-style-name="Preformatted_20_Text">
      <style:text-properties style:font-name="Arial" fo:font-size="8pt" officeooo:rsid="0012cd34" officeooo:paragraph-rsid="0012cd34" style:font-size-asian="8pt" style:font-size-complex="8pt"/>
    </style:style>
    <style:style style:name="P9" style:family="paragraph" style:parent-style-name="Preformatted_20_Text">
      <style:text-properties style:font-name="Arial" fo:font-size="8pt" officeooo:rsid="0013b94b" officeooo:paragraph-rsid="0013b94b" style:font-size-asian="8pt" style:font-size-complex="8pt"/>
    </style:style>
    <style:style style:name="P10" style:family="paragraph" style:parent-style-name="Preformatted_20_Text">
      <style:text-properties style:font-name="Arial" fo:font-size="8pt" officeooo:rsid="0013d280" officeooo:paragraph-rsid="0013d280" style:font-size-asian="8pt" style:font-size-complex="8pt"/>
    </style:style>
    <style:style style:name="P11" style:family="paragraph" style:parent-style-name="Preformatted_20_Text">
      <style:text-properties style:font-name="Arial" fo:font-size="8pt" officeooo:rsid="0015ac56" officeooo:paragraph-rsid="0015ac56" style:font-size-asian="8pt" style:font-size-complex="8pt"/>
    </style:style>
    <style:style style:name="P12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wendete Ressourcen:</text:p>
      <text:p text:style-name="P3"/>
      <text:p text:style-name="P3">Hardware:</text:p>
      <text:p text:style-name="P3">- <text:s text:c="2"/>Bueroarbeitsplatz mit handelsueblichem PC</text:p>
      <text:p text:style-name="P3"/>
      <text:p text:style-name="P3">Software:</text:p>
      <text:p text:style-name="P3">- <text:s text:c="2"/>Windows 10 Professional 64bit - Betriebssystem</text:p>
      <text:p text:style-name="P3">- <text:s text:c="2"/>Netbeans 8.1 - Entwicklungsumgebung</text:p>
      <text:p text:style-name="P3">- <text:s text:c="2"/>Git 2.6 - Quellcodeverwaltung</text:p>
      <text:p text:style-name="P3">- <text:s text:c="2"/>Symfony 3 - PHP Framework (MVC)</text:p>
      <text:p text:style-name="P3">- <text:s text:c="2"/>MySQL - Datenbankmanagementsystem</text:p>
      <text:p text:style-name="P3">- <text:s text:c="2"/>MySQL Workbench - Datenbankwerkzeug</text:p>
      <text:p text:style-name="P3">- <text:s text:c="2"/>PHP 5.6 - Skriptsprache</text:p>
      <text:p text:style-name="P3">- <text:s text:c="2"/>LibreOffice - Dokumentationswerkzeug</text:p>
      <text:p text:style-name="P3">- <text:s text:c="2"/>FileZilla - FTP Clientsoftware</text:p>
      <text:p text:style-name="P3">- <text:s text:c="2"/>PuTTY - Terminalemulator</text:p>
      <text:p text:style-name="P3">- <text:s text:c="2"/>Apache - Webserver</text:p>
      <text:p text:style-name="P3">- <text:s text:c="2"/>UML Designer - Grafisches Modellierungswerkzeug</text:p>
      <text:p text:style-name="P1"/>
      <text:p text:style-name="P1"/>
      <text:p text:style-name="P1"/>
      <text:p text:style-name="P12">Vorläufige Kosten-Nutzen-Analyse:</text:p>
      <text:p text:style-name="P12"/>
      <text:p text:style-name="P12">Die Projektdurchfuehrung kann entweder durch einen Praktikanten oder durch einen festangestellten Softwareentwickler erfolgen. Da die verwendete Software nahezu ausschliesslich kostenfrei zur verfuegung steht (Open-Source) fallen hierbei keine zusaetzlichen Aufwendungen an. </text:p>
      <text:p text:style-name="P12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12"/>
      <text:p text:style-name="P12">Angestellter:<text:tab/><text:tab/><text:tab/>Praktikant:</text:p>
      <text:p text:style-name="P12">50 Euro/Stunde * 56 Stunden<text:tab/><text:tab/>10 Euro/Stunde * 70 Stunden</text:p>
      <text:p text:style-name="P12">=<text:tab/><text:tab/><text:tab/><text:tab/>=</text:p>
      <text:p text:style-name="P12">2800 Euro<text:tab/><text:tab/><text:tab/>700 Euro</text:p>
      <text:p text:style-name="P12"/>
      <text:p text:style-name="P12">Es ergibt sich somit ein Entwicklungskostenvorteil für das Unternehmen von</text:p>
      <text:p text:style-name="P12">2100 Euro.</text:p>
      <text:p text:style-name="P12"/>
      <text:p text:style-name="P12">Das Unternehmen erwartet den Verkauf von 10 Apps pro Monat zu einem Preis von jeweils 50 Euro an einzelne Hotels. Dadurch wird ein Umsatz von 6000 Euro erzi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2:53:49.736000000</dc:date>
    <meta:editing-duration>PT14M10S</meta:editing-duration>
    <meta:editing-cycles>19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6" meta:word-count="198" meta:character-count="1446" meta:non-whitespace-character-count="1239"/>
  </office:meta>
</office:document-meta>
</file>